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AuditPortlet.doProcessAction( ActionRequest actionRequest , ActionResponse action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Info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get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AuditPortlet.prepare( MessageExchange [ ] exchang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changeInf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AuditPortlet.fillViewRequest( Rend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AuditPortlet.prepareContent( NormalizedMessage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AuditPortlet.getMep( Message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changeInfo.setMep( String 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setDate( String dat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